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164a8" officeooo:paragraph-rsid="000164a8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e de l’existant</text:p>
      <text:p text:style-name="P1"/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3">Site ou système étudié</text:p>
          </table:table-cell>
          <table:table-cell table:style-name="Tableau1.A1" office:value-type="string">
            <text:p text:style-name="P3">Fonctionnalités intéressantes</text:p>
          </table:table-cell>
          <table:table-cell table:style-name="Tableau1.C1" office:value-type="string">
            <text:p text:style-name="P2">Fonctionnalités à ne pas retenir</text:p>
            <text:p text:style-name="P4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4:27:02.243896423</meta:creation-date>
    <dc:date>2017-09-15T14:29:28.069300787</dc:date>
    <meta:editing-duration>PT2M27S</meta:editing-duration>
    <meta:editing-cycles>1</meta:editing-cycles>
    <meta:document-statistic meta:table-count="1" meta:image-count="0" meta:object-count="0" meta:page-count="1" meta:paragraph-count="4" meta:word-count="14" meta:character-count="104" meta:non-whitespace-character-count="94"/>
    <meta:generator>LibreOffice/5.1.6.2$Linux_X86_64 LibreOffice_project/10m0$Build-2</meta:generator>
  </office:meta>
</office:document-meta>
</file>